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09.svm" manifest:media-type=""/>
  <manifest:file-entry manifest:full-path="Pictures/TablePreview108.svm" manifest:media-type=""/>
  <manifest:file-entry manifest:full-path="Pictures/TablePreview107.svm" manifest:media-type=""/>
  <manifest:file-entry manifest:full-path="Pictures/TablePreview106.svm" manifest:media-type=""/>
  <manifest:file-entry manifest:full-path="Pictures/TablePreview99.svm" manifest:media-type=""/>
  <manifest:file-entry manifest:full-path="Pictures/TablePreview105.svm" manifest:media-type=""/>
  <manifest:file-entry manifest:full-path="Pictures/TablePreview98.svm" manifest:media-type=""/>
  <manifest:file-entry manifest:full-path="Pictures/TablePreview104.svm" manifest:media-type=""/>
  <manifest:file-entry manifest:full-path="Pictures/TablePreview97.svm" manifest:media-type=""/>
  <manifest:file-entry manifest:full-path="Pictures/TablePreview103.svm" manifest:media-type=""/>
  <manifest:file-entry manifest:full-path="Pictures/TablePreview96.svm" manifest:media-type=""/>
  <manifest:file-entry manifest:full-path="Pictures/TablePreview89.svm" manifest:media-type=""/>
  <manifest:file-entry manifest:full-path="Pictures/TablePreview88.svm" manifest:media-type=""/>
  <manifest:file-entry manifest:full-path="Pictures/TablePreview79.svm" manifest:media-type=""/>
  <manifest:file-entry manifest:full-path="Pictures/TablePreview86.svm" manifest:media-type=""/>
  <manifest:file-entry manifest:full-path="Pictures/TablePreview8.svm" manifest:media-type=""/>
  <manifest:file-entry manifest:full-path="Pictures/TablePreview87.svm" manifest:media-type=""/>
  <manifest:file-entry manifest:full-path="Pictures/TablePreview9.svm" manifest:media-type=""/>
  <manifest:file-entry manifest:full-path="Pictures/TablePreview82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1.svm" manifest:media-type=""/>
  <manifest:file-entry manifest:full-path="Pictures/TablePreview81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80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59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58.svm" manifest:media-type=""/>
  <manifest:file-entry manifest:full-path="Pictures/TablePreview32.svm" manifest:media-type=""/>
  <manifest:file-entry manifest:full-path="Pictures/TablePreview110.svm" manifest:media-type=""/>
  <manifest:file-entry manifest:full-path="Pictures/TablePreview57.svm" manifest:media-type=""/>
  <manifest:file-entry manifest:full-path="Pictures/TablePreview31.svm" manifest:media-type=""/>
  <manifest:file-entry manifest:full-path="Pictures/TablePreview56.svm" manifest:media-type=""/>
  <manifest:file-entry manifest:full-path="Pictures/TablePreview30.svm" manifest:media-type=""/>
  <manifest:file-entry manifest:full-path="Pictures/TablePreview55.svm" manifest:media-type=""/>
  <manifest:file-entry manifest:full-path="Pictures/TablePreview71.svm" manifest:media-type=""/>
  <manifest:file-entry manifest:full-path="Pictures/TablePreview25.svm" manifest:media-type=""/>
  <manifest:file-entry manifest:full-path="Pictures/TablePreview70.svm" manifest:media-type=""/>
  <manifest:file-entry manifest:full-path="Pictures/TablePreview24.svm" manifest:media-type=""/>
  <manifest:file-entry manifest:full-path="Pictures/TablePreview102.svm" manifest:media-type=""/>
  <manifest:file-entry manifest:full-path="Pictures/TablePreview95.svm" manifest:media-type=""/>
  <manifest:file-entry manifest:full-path="Pictures/TablePreview49.svm" manifest:media-type=""/>
  <manifest:file-entry manifest:full-path="Pictures/TablePreview23.svm" manifest:media-type=""/>
  <manifest:file-entry manifest:full-path="Pictures/TablePreview101.svm" manifest:media-type=""/>
  <manifest:file-entry manifest:full-path="Pictures/TablePreview94.svm" manifest:media-type=""/>
  <manifest:file-entry manifest:full-path="Pictures/TablePreview48.svm" manifest:media-type=""/>
  <manifest:file-entry manifest:full-path="Pictures/TablePreview22.svm" manifest:media-type=""/>
  <manifest:file-entry manifest:full-path="Pictures/TablePreview100.svm" manifest:media-type=""/>
  <manifest:file-entry manifest:full-path="Pictures/TablePreview93.svm" manifest:media-type=""/>
  <manifest:file-entry manifest:full-path="Pictures/TablePreview47.svm" manifest:media-type=""/>
  <manifest:file-entry manifest:full-path="Pictures/TablePreview21.svm" manifest:media-type=""/>
  <manifest:file-entry manifest:full-path="Pictures/TablePreview92.svm" manifest:media-type=""/>
  <manifest:file-entry manifest:full-path="Pictures/TablePreview46.svm" manifest:media-type=""/>
  <manifest:file-entry manifest:full-path="Pictures/TablePreview20.svm" manifest:media-type=""/>
  <manifest:file-entry manifest:full-path="Pictures/TablePreview91.svm" manifest:media-type=""/>
  <manifest:file-entry manifest:full-path="Pictures/TablePreview45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78.svm" manifest:media-type=""/>
  <manifest:file-entry manifest:full-path="Pictures/TablePreview17.svm" manifest:media-type=""/>
  <manifest:file-entry manifest:full-path="Pictures/TablePreview77.svm" manifest:media-type=""/>
  <manifest:file-entry manifest:full-path="Pictures/TablePreview16.svm" manifest:media-type=""/>
  <manifest:file-entry manifest:full-path="Pictures/TablePreview76.svm" manifest:media-type=""/>
  <manifest:file-entry manifest:full-path="Pictures/TablePreview15.svm" manifest:media-type=""/>
  <manifest:file-entry manifest:full-path="Pictures/TablePreview29.svm" manifest:media-type=""/>
  <manifest:file-entry manifest:full-path="Pictures/TablePreview75.svm" manifest:media-type=""/>
  <manifest:file-entry manifest:full-path="Pictures/TablePreview13.svm" manifest:media-type=""/>
  <manifest:file-entry manifest:full-path="Pictures/TablePreview84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27.svm" manifest:media-type=""/>
  <manifest:file-entry manifest:full-path="Pictures/TablePreview73.svm" manifest:media-type=""/>
  <manifest:file-entry manifest:full-path="Pictures/TablePreview14.svm" manifest:media-type=""/>
  <manifest:file-entry manifest:full-path="Pictures/TablePreview85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12.svm" manifest:media-type=""/>
  <manifest:file-entry manifest:full-path="Pictures/TablePreview83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26.svm" manifest:media-type=""/>
  <manifest:file-entry manifest:full-path="Pictures/TablePreview72.svm" manifest:media-type=""/>
  <manifest:file-entry manifest:full-path="Pictures/TablePreview40.svm" manifest:media-type=""/>
  <manifest:file-entry manifest:full-path="Pictures/TablePreview65.svm" manifest:media-type=""/>
  <manifest:file-entry manifest:full-path="Pictures/TablePreview41.svm" manifest:media-type=""/>
  <manifest:file-entry manifest:full-path="Pictures/TablePreview66.svm" manifest:media-type=""/>
  <manifest:file-entry manifest:full-path="Pictures/TablePreview42.svm" manifest:media-type=""/>
  <manifest:file-entry manifest:full-path="Pictures/TablePreview67.svm" manifest:media-type=""/>
  <manifest:file-entry manifest:full-path="Pictures/TablePreview43.svm" manifest:media-type=""/>
  <manifest:file-entry manifest:full-path="Pictures/TablePreview68.svm" manifest:media-type=""/>
  <manifest:file-entry manifest:full-path="Pictures/TablePreview90.svm" manifest:media-type=""/>
  <manifest:file-entry manifest:full-path="Pictures/TablePreview44.svm" manifest:media-type=""/>
  <manifest:file-entry manifest:full-path="Pictures/TablePreview69.svm" manifest:media-type=""/>
  <manifest:file-entry manifest:full-path="Pictures/TablePreview50.svm" manifest:media-type=""/>
  <manifest:file-entry manifest:full-path="Pictures/TablePreview51.svm" manifest:media-type=""/>
  <manifest:file-entry manifest:full-path="Pictures/TablePreview52.svm" manifest:media-type=""/>
  <manifest:file-entry manifest:full-path="Pictures/TablePreview53.svm" manifest:media-type=""/>
  <manifest:file-entry manifest:full-path="Pictures/TablePreview54.svm" manifest:media-type=""/>
  <manifest:file-entry manifest:full-path="Pictures/TablePreview60.svm" manifest:media-type=""/>
  <manifest:file-entry manifest:full-path="Pictures/TablePreview61.svm" manifest:media-type=""/>
  <manifest:file-entry manifest:full-path="Pictures/TablePreview62.svm" manifest:media-type=""/>
  <manifest:file-entry manifest:full-path="Pictures/TablePreview63.svm" manifest:media-type=""/>
  <manifest:file-entry manifest:full-path="Pictures/TablePreview6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7.95cm" fo:min-width="10.3cm"/>
    </style:style>
    <style:style style:name="gr9" style:family="graphic" style:parent-style-name="standard">
      <style:graphic-properties svg:stroke-color="#ed1c24" draw:textarea-horizontal-align="justify" draw:textarea-vertical-align="middle" draw:auto-grow-height="false" fo:min-height="2.55cm" fo:min-width="6.5cm"/>
    </style:style>
    <style:style style:name="gr10" style:family="graphic" style:parent-style-name="standard">
      <style:graphic-properties svg:stroke-color="#72bf44" draw:textarea-horizontal-align="justify" draw:textarea-vertical-align="middle" draw:auto-grow-height="false" fo:min-height="2.55cm" fo:min-width="6.5cm"/>
    </style:style>
    <style:style style:name="gr11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2" style:family="graphic" style:parent-style-name="standard">
      <style:graphic-properties svg:stroke-color="#72bf44" draw:textarea-horizontal-align="justify" draw:textarea-vertical-align="middle" draw:auto-grow-height="false" fo:min-height="0.882cm" fo:min-width="0.632cm"/>
    </style:style>
    <style:style style:name="gr13" style:family="graphic" style:parent-style-name="standard">
      <style:graphic-properties draw:textarea-horizontal-align="justify" draw:textarea-vertical-align="middle" draw:auto-grow-height="false" fo:min-height="8.75cm" fo:min-width="11.5cm"/>
    </style:style>
    <style:style style:name="gr14" style:family="graphic" style:parent-style-name="standard">
      <style:graphic-properties draw:textarea-horizontal-align="justify" draw:textarea-vertical-align="middle" draw:auto-grow-height="false" fo:min-height="4.938cm" fo:min-width="6.1cm"/>
    </style:style>
    <style:style style:name="gr15" style:family="graphic" style:parent-style-name="standard">
      <style:graphic-properties draw:textarea-horizontal-align="justify" draw:textarea-vertical-align="middle" draw:auto-grow-height="false" fo:min-height="6.737cm" fo:min-width="2.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17" style:family="graphic" style:parent-style-name="standard">
      <style:graphic-properties draw:textarea-horizontal-align="justify" draw:textarea-vertical-align="middle" draw:auto-grow-height="false" fo:min-height="6.137cm" fo:min-width="2.8cm"/>
    </style:style>
    <style:style style:name="gr18" style:family="graphic" style:parent-style-name="standard">
      <style:graphic-properties draw:textarea-horizontal-align="justify" draw:textarea-vertical-align="middle" draw:auto-grow-height="false" fo:min-height="4.75cm" fo:min-width="15.9cm"/>
    </style:style>
    <style:style style:name="gr19" style:family="graphic" style:parent-style-name="standard">
      <style:graphic-properties draw:textarea-horizontal-align="justify" draw:textarea-vertical-align="middle" draw:auto-grow-height="false" fo:min-height="6.95cm" fo:min-width="14.3cm"/>
    </style:style>
    <style:style style:name="gr20" style:family="graphic" style:parent-style-name="standard">
      <style:graphic-properties draw:textarea-horizontal-align="justify" draw:textarea-vertical-align="middle" draw:auto-grow-height="false" fo:min-height="2.55cm" fo:min-width="5.3cm"/>
    </style:style>
    <style:style style:name="gr21" style:family="graphic" style:parent-style-name="standard">
      <style:graphic-properties draw:textarea-horizontal-align="justify" draw:textarea-vertical-align="middle" draw:auto-grow-height="false" fo:min-height="2.35cm" fo:min-width="7.3cm"/>
    </style:style>
    <style:style style:name="gr22" style:family="graphic" style:parent-style-name="standard">
      <style:graphic-properties draw:textarea-horizontal-align="justify" draw:textarea-vertical-align="middle" draw:auto-grow-height="false" fo:min-height="5.55cm" fo:min-width="24.3cm"/>
    </style:style>
    <style:style style:name="gr23" style:family="graphic" style:parent-style-name="standard">
      <style:graphic-properties draw:textarea-horizontal-align="justify" draw:textarea-vertical-align="middle" draw:auto-grow-height="false" fo:min-height="3.35cm" fo:min-width="8.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25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35cm" fo:min-width="1.5cm"/>
    </style:style>
    <style:style style:name="gr29" style:family="graphic" style:parent-style-name="standard">
      <style:graphic-properties draw:stroke="dash" draw:stroke-dash="Fine_20_Dashed" svg:stroke-color="#3465a4" draw:textarea-horizontal-align="justify" draw:textarea-vertical-align="middle" draw:auto-grow-height="false" fo:min-height="5.35cm" fo:min-width="16.1cm"/>
    </style:style>
    <style:style style:name="pr1" style:family="presentation" style:parent-style-name="기본값-notes">
      <style:graphic-properties draw:fill-color="#ffffff" fo:min-height="13.364cm"/>
    </style:style>
    <style:style style:name="co1" style:family="table-column">
      <style:table-column-properties style:column-width="1.53cm" style:use-optimal-column-width="false"/>
    </style:style>
    <style:style style:name="co2" style:family="table-column">
      <style:table-column-properties style:column-width="1.775cm" style:use-optimal-column-width="false"/>
    </style:style>
    <style:style style:name="co3" style:family="table-column">
      <style:table-column-properties style:column-width="1.484cm" style:use-optimal-column-width="false"/>
    </style:style>
    <style:style style:name="co4" style:family="table-column">
      <style:table-column-properties style:column-width="2.047cm" style:use-optimal-column-width="false"/>
    </style:style>
    <style:style style:name="co5" style:family="table-column">
      <style:table-column-properties style:column-width="2.068cm" style:use-optimal-column-width="false"/>
    </style:style>
    <style:style style:name="co6" style:family="table-column">
      <style:table-column-properties style:column-width="2.238cm" style:use-optimal-column-width="false"/>
    </style:style>
    <style:style style:name="co7" style:family="table-column">
      <style:table-column-properties style:column-width="4.907cm" style:use-optimal-column-width="false"/>
    </style:style>
    <style:style style:name="co8" style:family="table-column">
      <style:table-column-properties style:column-width="3.449cm" style:use-optimal-column-width="false"/>
    </style:style>
    <style:style style:name="co9" style:family="table-column">
      <style:table-column-properties style:column-width="1.903cm" style:use-optimal-column-width="false"/>
    </style:style>
    <style:style style:name="ro1" style:family="table-row">
      <style:table-row-properties style:row-height="1.712cm"/>
    </style:style>
    <style:style style:name="ro2" style:family="table-row">
      <style:table-row-properties style:row-height="1.715cm"/>
    </style:style>
    <style:style style:name="ro3" style:family="table-row">
      <style:table-row-properties style:row-height="1.18cm"/>
    </style:style>
    <style:style style:name="ro4" style:family="table-row">
      <style:table-row-properties style:row-height="2.36cm"/>
    </style:style>
    <style:style style:name="ro5" style:family="table-row">
      <style:table-row-properties style:row-height="1.999cm"/>
    </style:style>
    <style:style style:name="ro6" style:family="table-row">
      <style:table-row-properties style:row-height="4.443cm"/>
    </style:style>
    <style:style style:name="ro7" style:family="table-row">
      <style:table-row-properties style:row-height="1.558cm"/>
    </style:style>
    <style:style style:name="ce1" style:family="table-cell">
      <loext:graphic-properties draw:fill-color="#999999" draw:textarea-vertical-align="middle"/>
    </style:style>
    <style:style style:name="ce2" style:family="table-cell">
      <loext:graphic-properties draw:fill-color="#f58220" draw:textarea-vertical-align="middle"/>
    </style:style>
    <style:style style:name="ce3" style:family="table-cell">
      <loext:graphic-properties draw:fill-color="#b2b2b2" draw:textarea-vertical-align="middle"/>
    </style:style>
    <style:style style:name="ce4" style:family="table-cell">
      <loext:graphic-properties draw:fill-color="#f58220"/>
    </style:style>
    <style:style style:name="ce5" style:family="table-cell">
      <loext:graphic-properties draw:fill-color="#999999"/>
    </style:style>
    <style:style style:name="ce6" style:family="table-cell">
      <loext:graphic-properties draw:textarea-vertical-align="middle"/>
      <style:text-properties fo:font-size="14pt" style:font-size-asian="14pt" style:font-size-complex="18pt"/>
    </style:style>
    <style:style style:name="ce7" style:family="table-cell">
      <loext:graphic-properties draw:fill-color="#cccccc" draw:textarea-vertical-align="middle"/>
      <style:text-properties fo:font-size="14pt" style:font-size-asian="14pt" style:font-size-complex="18pt"/>
    </style:style>
    <style:style style:name="ce8" style:family="table-cell">
      <loext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0pt" style:font-size-asian="10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8pt"/>
    </style:style>
    <style:style style:name="T3" style:family="text">
      <style:text-properties fo:font-size="10pt" style:font-size-asian="10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line draw:style-name="gr1" draw:text-style-name="P1" draw:layer="layout" svg:x1="3.4cm" svg:y1="2cm" svg:x2="3.4cm" svg:y2="8.2cm">
          <text:p/>
        </draw:line>
        <draw:line draw:style-name="gr1" draw:text-style-name="P1" draw:layer="layout" svg:x1="5.4cm" svg:y1="2cm" svg:x2="5.4cm" svg:y2="8.2cm">
          <text:p/>
        </draw:line>
        <draw:line draw:style-name="gr2" draw:text-style-name="P1" draw:layer="layout" svg:x1="3.4cm" svg:y1="5.2cm" svg:x2="5.4cm" svg:y2="7.2cm">
          <text:p/>
        </draw:line>
        <draw:line draw:style-name="gr2" draw:text-style-name="P1" draw:layer="layout" svg:x1="5.4cm" svg:y1="2.6cm" svg:x2="3.4cm" svg:y2="4.6cm">
          <text:p/>
        </draw:line>
        <draw:line draw:style-name="gr1" draw:text-style-name="P1" draw:layer="layout" svg:x1="3.4cm" svg:y1="2cm" svg:x2="3.4cm" svg:y2="8.2cm">
          <text:p/>
        </draw:line>
        <draw:line draw:style-name="gr1" draw:text-style-name="P1" draw:layer="layout" svg:x1="5.4cm" svg:y1="2cm" svg:x2="5.4cm" svg:y2="8.2cm">
          <text:p/>
        </draw:line>
        <draw:line draw:style-name="gr2" draw:text-style-name="P1" draw:layer="layout" svg:x1="3.4cm" svg:y1="5.2cm" svg:x2="5.4cm" svg:y2="7.2cm">
          <text:p/>
        </draw:line>
        <draw:line draw:style-name="gr2" draw:text-style-name="P1" draw:layer="layout" svg:x1="5.4cm" svg:y1="2.6cm" svg:x2="3.4cm" svg:y2="4.6cm">
          <text:p/>
        </draw:line>
        <draw:line draw:style-name="gr1" draw:text-style-name="P1" draw:layer="layout" svg:x1="9.4cm" svg:y1="3cm" svg:x2="15.8cm" svg:y2="3cm">
          <text:p/>
        </draw:line>
        <draw:line draw:style-name="gr1" draw:text-style-name="P1" draw:layer="layout" svg:x1="9.4cm" svg:y1="4.6cm" svg:x2="15.8cm" svg:y2="4.6cm">
          <text:p/>
        </draw:line>
        <draw:line draw:style-name="gr2" draw:text-style-name="P1" draw:layer="layout" svg:x1="10cm" svg:y1="4.6cm" svg:x2="11.4cm" svg:y2="3.2cm">
          <text:p/>
        </draw:line>
        <draw:line draw:style-name="gr2" draw:text-style-name="P1" draw:layer="layout" svg:x1="10.2cm" svg:y1="3cm" svg:x2="11.8cm" svg:y2="4.6cm">
          <text:p/>
        </draw:line>
        <draw:line draw:style-name="gr2" draw:text-style-name="P1" draw:layer="layout" svg:x1="12.6cm" svg:y1="4.6cm" svg:x2="14.2cm" svg:y2="3cm">
          <text:p/>
        </draw:line>
        <draw:line draw:style-name="gr2" draw:text-style-name="P1" draw:layer="layout" svg:x1="13.2cm" svg:y1="3cm" svg:x2="14.8cm" svg:y2="4.6cm">
          <text:p/>
        </draw:line>
        <draw:frame draw:style-name="gr3" draw:text-style-name="P2" draw:layer="layout" svg:width="5.2cm" svg:height="1.479cm" svg:x="3cm" svg:y="0.6cm">
          <draw:text-box>
            <text:p/>
          </draw:text-box>
        </draw:frame>
        <draw:frame draw:style-name="gr4" draw:text-style-name="P2" draw:layer="layout" svg:width="4.6cm" svg:height="0.971cm" svg:x="2.8cm" svg:y="1cm">
          <draw:text-box>
            <text:p>A단말 B단말</text:p>
          </draw:text-box>
        </draw:frame>
        <draw:frame draw:style-name="gr4" draw:text-style-name="P2" draw:layer="layout" svg:width="4.6cm" svg:height="0.971cm" svg:x="3.001cm" svg:y="0.039cm">
          <draw:text-box>
            <text:p><text:s/>(턴 게임)</text:p>
          </draw:text-box>
        </draw:frame>
        <draw:frame draw:style-name="gr5" draw:text-style-name="P2" draw:layer="layout" svg:width="4.6cm" svg:height="2.411cm" svg:x="7.6cm" svg:y="2.6cm">
          <draw:text-box>
            <text:p>A단말</text:p>
            <text:p/>
            <text:p><text:s/>B단말</text:p>
          </draw:text-box>
        </draw:frame>
        <draw:line draw:style-name="gr1" draw:text-style-name="P1" draw:layer="layout" svg:x1="3.401cm" svg:y1="2.001cm" svg:x2="3.401cm" svg:y2="8.201cm">
          <text:p/>
        </draw:line>
        <draw:line draw:style-name="gr1" draw:text-style-name="P1" draw:layer="layout" svg:x1="5.401cm" svg:y1="2.001cm" svg:x2="5.401cm" svg:y2="8.201cm">
          <text:p/>
        </draw:line>
        <draw:line draw:style-name="gr2" draw:text-style-name="P1" draw:layer="layout" svg:x1="3.401cm" svg:y1="5.201cm" svg:x2="5.401cm" svg:y2="7.201cm">
          <text:p/>
        </draw:line>
        <draw:line draw:style-name="gr2" draw:text-style-name="P1" draw:layer="layout" svg:x1="5.401cm" svg:y1="2.601cm" svg:x2="3.401cm" svg:y2="4.601cm">
          <text:p/>
        </draw:line>
        <draw:line draw:style-name="gr1" draw:text-style-name="P1" draw:layer="layout" svg:x1="3.401cm" svg:y1="2.001cm" svg:x2="3.401cm" svg:y2="8.201cm">
          <text:p/>
        </draw:line>
        <draw:line draw:style-name="gr1" draw:text-style-name="P1" draw:layer="layout" svg:x1="5.401cm" svg:y1="2.001cm" svg:x2="5.401cm" svg:y2="8.201cm">
          <text:p/>
        </draw:line>
        <draw:line draw:style-name="gr2" draw:text-style-name="P1" draw:layer="layout" svg:x1="3.401cm" svg:y1="5.201cm" svg:x2="5.401cm" svg:y2="7.201cm">
          <text:p/>
        </draw:line>
        <draw:line draw:style-name="gr2" draw:text-style-name="P1" draw:layer="layout" svg:x1="5.401cm" svg:y1="2.601cm" svg:x2="3.401cm" svg:y2="4.601cm">
          <text:p/>
        </draw:line>
        <draw:line draw:style-name="gr1" draw:text-style-name="P1" draw:layer="layout" svg:x1="9.401cm" svg:y1="3.001cm" svg:x2="15.801cm" svg:y2="3.001cm">
          <text:p/>
        </draw:line>
        <draw:line draw:style-name="gr1" draw:text-style-name="P1" draw:layer="layout" svg:x1="9.401cm" svg:y1="4.601cm" svg:x2="15.801cm" svg:y2="4.601cm">
          <text:p/>
        </draw:line>
        <draw:line draw:style-name="gr2" draw:text-style-name="P1" draw:layer="layout" svg:x1="10.001cm" svg:y1="4.601cm" svg:x2="11.401cm" svg:y2="3.201cm">
          <text:p/>
        </draw:line>
        <draw:line draw:style-name="gr2" draw:text-style-name="P1" draw:layer="layout" svg:x1="10.201cm" svg:y1="3.001cm" svg:x2="11.801cm" svg:y2="4.601cm">
          <text:p/>
        </draw:line>
        <draw:line draw:style-name="gr2" draw:text-style-name="P1" draw:layer="layout" svg:x1="12.601cm" svg:y1="4.601cm" svg:x2="14.201cm" svg:y2="3.001cm">
          <text:p/>
        </draw:line>
        <draw:line draw:style-name="gr2" draw:text-style-name="P1" draw:layer="layout" svg:x1="13.201cm" svg:y1="3.001cm" svg:x2="14.801cm" svg:y2="4.601cm">
          <text:p/>
        </draw:line>
        <draw:frame draw:style-name="gr3" draw:text-style-name="P2" draw:layer="layout" svg:width="5.2cm" svg:height="1.479cm" svg:x="3.001cm" svg:y="0.601cm">
          <draw:text-box>
            <text:p/>
          </draw:text-box>
        </draw:frame>
        <draw:frame draw:style-name="gr4" draw:text-style-name="P2" draw:layer="layout" svg:width="4.6cm" svg:height="0.971cm" svg:x="2.801cm" svg:y="1.001cm">
          <draw:text-box>
            <text:p>A단말 B단말</text:p>
          </draw:text-box>
        </draw:frame>
        <draw:frame draw:style-name="gr4" draw:text-style-name="P2" draw:layer="layout" svg:width="4.6cm" svg:height="0.971cm" svg:x="2.801cm" svg:y="1.002cm">
          <draw:text-box>
            <text:p>A단말 B단말</text:p>
          </draw:text-box>
        </draw:frame>
        <draw:frame draw:style-name="gr5" draw:text-style-name="P2" draw:layer="layout" svg:width="4.6cm" svg:height="2.411cm" svg:x="7.601cm" svg:y="2.601cm">
          <draw:text-box>
            <text:p>A단말</text:p>
            <text:p/>
            <text:p><text:s/>B단말</text:p>
          </draw:text-box>
        </draw:frame>
        <draw:line draw:style-name="gr1" draw:text-style-name="P1" draw:layer="layout" svg:x1="3.401cm" svg:y1="2.001cm" svg:x2="3.401cm" svg:y2="8.201cm">
          <text:p/>
        </draw:line>
        <draw:line draw:style-name="gr1" draw:text-style-name="P1" draw:layer="layout" svg:x1="5.401cm" svg:y1="2.001cm" svg:x2="5.401cm" svg:y2="8.201cm">
          <text:p/>
        </draw:line>
        <draw:line draw:style-name="gr2" draw:text-style-name="P1" draw:layer="layout" svg:x1="3.401cm" svg:y1="5.201cm" svg:x2="5.401cm" svg:y2="7.201cm">
          <text:p/>
        </draw:line>
        <draw:line draw:style-name="gr2" draw:text-style-name="P1" draw:layer="layout" svg:x1="5.401cm" svg:y1="2.601cm" svg:x2="3.401cm" svg:y2="4.601cm">
          <text:p/>
        </draw:line>
        <draw:line draw:style-name="gr1" draw:text-style-name="P1" draw:layer="layout" svg:x1="3.401cm" svg:y1="2.001cm" svg:x2="3.401cm" svg:y2="8.201cm">
          <text:p/>
        </draw:line>
        <draw:line draw:style-name="gr1" draw:text-style-name="P1" draw:layer="layout" svg:x1="5.401cm" svg:y1="2.001cm" svg:x2="5.401cm" svg:y2="8.201cm">
          <text:p/>
        </draw:line>
        <draw:line draw:style-name="gr2" draw:text-style-name="P1" draw:layer="layout" svg:x1="3.401cm" svg:y1="5.201cm" svg:x2="5.401cm" svg:y2="7.201cm">
          <text:p/>
        </draw:line>
        <draw:line draw:style-name="gr2" draw:text-style-name="P1" draw:layer="layout" svg:x1="5.401cm" svg:y1="2.601cm" svg:x2="3.401cm" svg:y2="4.601cm">
          <text:p/>
        </draw:line>
        <draw:line draw:style-name="gr1" draw:text-style-name="P1" draw:layer="layout" svg:x1="9.401cm" svg:y1="3.001cm" svg:x2="15.801cm" svg:y2="3.001cm">
          <text:p/>
        </draw:line>
        <draw:line draw:style-name="gr1" draw:text-style-name="P1" draw:layer="layout" svg:x1="9.401cm" svg:y1="4.601cm" svg:x2="15.801cm" svg:y2="4.601cm">
          <text:p/>
        </draw:line>
        <draw:line draw:style-name="gr2" draw:text-style-name="P1" draw:layer="layout" svg:x1="10.001cm" svg:y1="4.601cm" svg:x2="11.401cm" svg:y2="3.201cm">
          <text:p/>
        </draw:line>
        <draw:line draw:style-name="gr2" draw:text-style-name="P1" draw:layer="layout" svg:x1="10.201cm" svg:y1="3.001cm" svg:x2="11.801cm" svg:y2="4.601cm">
          <text:p/>
        </draw:line>
        <draw:line draw:style-name="gr2" draw:text-style-name="P1" draw:layer="layout" svg:x1="12.601cm" svg:y1="4.601cm" svg:x2="14.201cm" svg:y2="3.001cm">
          <text:p/>
        </draw:line>
        <draw:line draw:style-name="gr2" draw:text-style-name="P1" draw:layer="layout" svg:x1="13.201cm" svg:y1="3.001cm" svg:x2="14.801cm" svg:y2="4.601cm">
          <text:p/>
        </draw:line>
        <draw:frame draw:style-name="gr3" draw:text-style-name="P2" draw:layer="layout" svg:width="5.2cm" svg:height="1.479cm" svg:x="3.001cm" svg:y="0.601cm">
          <draw:text-box>
            <text:p/>
          </draw:text-box>
        </draw:frame>
        <draw:frame draw:style-name="gr4" draw:text-style-name="P2" draw:layer="layout" svg:width="4.6cm" svg:height="0.971cm" svg:x="2.801cm" svg:y="1.001cm">
          <draw:text-box>
            <text:p>A단말 B단말</text:p>
          </draw:text-box>
        </draw:frame>
        <draw:frame draw:style-name="gr4" draw:text-style-name="P2" draw:layer="layout" svg:width="4.6cm" svg:height="0.971cm" svg:x="2.801cm" svg:y="1.002cm">
          <draw:text-box>
            <text:p>A단말 B단말</text:p>
          </draw:text-box>
        </draw:frame>
        <draw:frame draw:style-name="gr5" draw:text-style-name="P2" draw:layer="layout" svg:width="4.6cm" svg:height="2.411cm" svg:x="7.601cm" svg:y="2.601cm">
          <draw:text-box>
            <text:p>A단말</text:p>
            <text:p/>
            <text:p><text:s/>B단말</text:p>
          </draw:text-box>
        </draw:frame>
        <draw:frame draw:style-name="gr6" draw:text-style-name="P2" draw:layer="layout" svg:width="7.8cm" svg:height="1.675cm" svg:x="9.6cm" svg:y="1.8cm">
          <draw:text-box>
            <text:p>(가로 방향으로 된 시간 축)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frame draw:style-name="gr4" draw:text-style-name="P2" draw:layer="layout" svg:width="4.6cm" svg:height="0.971cm" svg:x="9cm" svg:y="3.2cm">
          <draw:text-box>
            <text:p>B단말</text:p>
          </draw:text-box>
        </draw:frame>
        <draw:custom-shape draw:style-name="gr8" draw:text-style-name="P4" draw:layer="layout" svg:width="10.8cm" svg:height="8.2cm" svg:x="4.2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7cm" svg:height="2.8cm" svg:x="6.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7cm" svg:height="2.8cm" svg:x="6.4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4.6cm" svg:height="0.971cm" svg:x="8.8cm" svg:y="7.037cm">
          <draw:text-box>
            <text:p>A단말</text:p>
          </draw:text-box>
        </draw:frame>
        <draw:custom-shape draw:style-name="gr11" draw:text-style-name="P4" draw:layer="layout" svg:width="1.6cm" svg:height="1.6cm" svg:x="7.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6cm" svg:height="1.6cm" svg:x="7.2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6cm" svg:height="1.6cm" svg:x="10.8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6cm" svg:height="1.6cm" svg:x="10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6cm" svg:height="0.971cm" svg:x="9cm" svg:y="3.201cm">
          <draw:text-box>
            <text:p>B단말</text:p>
          </draw:text-box>
        </draw:frame>
        <draw:frame draw:style-name="gr4" draw:text-style-name="P2" draw:layer="layout" svg:width="1cm" svg:height="0.971cm" svg:x="7.6cm" svg:y="5.037cm">
          <draw:text-box>
            <text:p>a</text:p>
          </draw:text-box>
        </draw:frame>
        <draw:frame draw:style-name="gr4" draw:text-style-name="P2" draw:layer="layout" svg:width="1cm" svg:height="0.971cm" svg:x="7.6cm" svg:y="8.637cm">
          <draw:text-box>
            <text:p>a</text:p>
          </draw:text-box>
        </draw:frame>
        <draw:frame draw:style-name="gr4" draw:text-style-name="P2" draw:layer="layout" svg:width="1cm" svg:height="0.971cm" svg:x="11.2cm" svg:y="8.6cm">
          <draw:text-box>
            <text:p>b</text:p>
          </draw:text-box>
        </draw:frame>
        <draw:frame draw:style-name="gr4" draw:text-style-name="P2" draw:layer="layout" svg:width="1cm" svg:height="0.971cm" svg:x="11.2cm" svg:y="5.037cm">
          <draw:text-box>
            <text:p>b</text:p>
          </draw:text-box>
        </draw:frame>
        <draw:frame draw:style-name="gr5" draw:text-style-name="P2" draw:layer="layout" svg:width="4.8cm" svg:height="2.411cm" svg:x="15.4cm" svg:y="4.637cm">
          <draw:text-box>
            <text:p>*각 단말에 두 명씩</text:p>
            <text:p>*게임 전체로는 네 명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529cm" svg:height="5.138cm" svg:x="1.91cm" svg:y="6.66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529cm" svg:height="5.138cm" svg:x="1.91cm" svg:y="6.66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774cm" svg:height="1.179cm" svg:x="8.8cm" svg:y="7.57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774cm" svg:height="1.179cm" svg:x="8.804cm" svg:y="9.22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.svm" xlink:type="simple" xlink:show="embed" xlink:actuate="onLoad"/>
        </draw:frame>
        <draw:custom-shape draw:style-name="gr14" draw:text-style-name="P4" draw:layer="layout" svg:width="6.6cm" svg:height="5.188cm" svg:x="5.1cm" svg:y="6.01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483cm" svg:height="3.539cm" svg:x="5.582cm" svg:y="7.16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774cm" svg:height="1.179cm" svg:x="8.8cm" svg:y="7.57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774cm" svg:height="1.179cm" svg:x="8.804cm" svg:y="9.22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.svm" xlink:type="simple" xlink:show="embed" xlink:actuate="onLoad"/>
        </draw:frame>
        <draw:frame draw:style-name="gr4" draw:text-style-name="P2" draw:layer="layout" svg:width="4.2cm" svg:height="0.971cm" svg:x="7.6cm" svg:y="4.8cm">
          <draw:text-box>
            <text:p>TCP</text:p>
          </draw:text-box>
        </draw:frame>
        <draw:frame draw:style-name="gr4" draw:text-style-name="P2" draw:layer="layout" svg:width="4.2cm" svg:height="0.971cm" svg:x="5.1cm" svg:y="6.012cm">
          <draw:text-box>
            <text:p>TCP 버퍼</text:p>
          </draw:text-box>
        </draw:frame>
        <draw:frame draw:style-name="gr4" draw:text-style-name="P2" draw:layer="layout" svg:width="4.2cm" svg:height="0.971cm" svg:x="8cm" svg:y="6.229cm">
          <draw:text-box>
            <text:p>세그먼트 분할</text:p>
          </draw:text-box>
        </draw:frame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529cm" svg:height="5.138cm" svg:x="1.91cm" svg:y="6.66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3cm" svg:height="6.987cm" svg:x="1.2cm" svg:y="5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.529cm" svg:height="5.138cm" svg:x="1.91cm" svg:y="6.66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774cm" svg:height="1.179cm" svg:x="8.8cm" svg:y="7.57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774cm" svg:height="1.179cm" svg:x="8.804cm" svg:y="9.22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11.svm" xlink:type="simple" xlink:show="embed" xlink:actuate="onLoad"/>
        </draw:frame>
        <draw:custom-shape draw:style-name="gr14" draw:text-style-name="P4" draw:layer="layout" svg:width="6.6cm" svg:height="5.188cm" svg:x="5.1cm" svg:y="6.01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483cm" svg:height="3.539cm" svg:x="5.582cm" svg:y="7.16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74cm" svg:height="1.179cm" svg:x="8.8cm" svg:y="7.57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74cm" svg:height="1.179cm" svg:x="8.804cm" svg:y="9.22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14.svm" xlink:type="simple" xlink:show="embed" xlink:actuate="onLoad"/>
        </draw:frame>
        <draw:frame draw:style-name="gr4" draw:text-style-name="P2" draw:layer="layout" svg:width="4.2cm" svg:height="0.971cm" svg:x="1.2cm" svg:y="5.429cm">
          <draw:text-box>
            <text:p>큰 데이터 송신</text:p>
          </draw:text-box>
        </draw:frame>
        <draw:frame draw:style-name="gr4" draw:text-style-name="P2" draw:layer="layout" svg:width="4.2cm" svg:height="0.971cm" svg:x="7.6cm" svg:y="4.8cm">
          <draw:text-box>
            <text:p>TCP</text:p>
          </draw:text-box>
        </draw:frame>
        <draw:frame draw:style-name="gr4" draw:text-style-name="P2" draw:layer="layout" svg:width="4.2cm" svg:height="0.971cm" svg:x="5.1cm" svg:y="6.012cm">
          <draw:text-box>
            <text:p>TCP 버퍼</text:p>
          </draw:text-box>
        </draw:frame>
        <draw:frame draw:style-name="gr4" draw:text-style-name="P2" draw:layer="layout" svg:width="4.2cm" svg:height="0.971cm" svg:x="8cm" svg:y="6.229cm">
          <draw:text-box>
            <text:p>세그먼트 분할</text:p>
          </draw:text-box>
        </draw:fram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6cm" svg:height="5.188cm" svg:x="14.9cm" svg:y="6.01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483cm" svg:height="3.539cm" svg:x="19.282cm" svg:y="7.16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15.svm" xlink:type="simple" xlink:show="embed" xlink:actuate="onLoad"/>
        </draw:frame>
        <draw:frame draw:style-name="gr4" draw:text-style-name="P2" draw:layer="layout" svg:width="4.2cm" svg:height="0.971cm" svg:x="17.4cm" svg:y="4.8cm">
          <draw:text-box>
            <text:p>TCP</text:p>
          </draw:text-box>
        </draw:fram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6cm" svg:height="5.188cm" svg:x="14.9cm" svg:y="6.01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483cm" svg:height="3.539cm" svg:x="19.282cm" svg:y="7.16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16.svm" xlink:type="simple" xlink:show="embed" xlink:actuate="onLoad"/>
        </draw:frame>
        <draw:frame draw:style-name="gr4" draw:text-style-name="P2" draw:layer="layout" svg:width="4.2cm" svg:height="0.971cm" svg:x="17.4cm" svg:y="4.8cm">
          <draw:text-box>
            <text:p>TCP</text:p>
          </draw:text-box>
        </draw:frame>
        <draw:frame draw:style-name="gr4" draw:text-style-name="P2" draw:layer="layout" svg:width="4.2cm" svg:height="0.971cm" svg:x="18.8cm" svg:y="6.012cm">
          <draw:text-box>
            <text:p>TCP 버퍼</text:p>
          </draw:text-box>
        </draw:frame>
        <draw:custom-shape draw:style-name="gr15" draw:text-style-name="P4" draw:layer="layout" svg:width="3.3cm" svg:height="6.987cm" svg:x="22.4cm" svg:y="5.2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529cm" svg:height="5.138cm" svg:x="23.147cm" svg:y="6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/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774cm" svg:height="1.179cm" svg:x="15.882cm" svg:y="7.57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774cm" svg:height="1.179cm" svg:x="15.886cm" svg:y="9.22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774cm" svg:height="1.179cm" svg:x="15.882cm" svg:y="7.57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774cm" svg:height="1.179cm" svg:x="15.886cm" svg:y="9.22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.774cm" svg:height="1.179cm" svg:x="15.882cm" svg:y="7.57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.774cm" svg:height="1.179cm" svg:x="15.886cm" svg:y="9.22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.774cm" svg:height="1.179cm" svg:x="15.882cm" svg:y="7.57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774cm" svg:height="1.179cm" svg:x="15.886cm" svg:y="9.22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25.svm" xlink:type="simple" xlink:show="embed" xlink:actuate="onLoad"/>
        </draw:frame>
        <draw:frame draw:style-name="gr4" draw:text-style-name="P2" draw:layer="layout" svg:width="4.2cm" svg:height="0.971cm" svg:x="15.082cm" svg:y="6.231cm">
          <draw:text-box>
            <text:p>세그먼트 수신</text:p>
          </draw:text-box>
        </draw:frame>
        <draw:line draw:style-name="gr2" draw:text-style-name="P1" draw:layer="layout" svg:x1="3.8cm" svg:y1="8.6cm" svg:x2="5.4cm" svg:y2="8.6cm">
          <text:p/>
        </draw:line>
        <draw:line draw:style-name="gr2" draw:text-style-name="P1" draw:layer="layout" svg:x1="7.4cm" svg:y1="8.6cm" svg:x2="8.6cm" svg:y2="8.6cm">
          <text:p/>
        </draw:line>
        <draw:line draw:style-name="gr2" draw:text-style-name="P1" draw:layer="layout" svg:x1="12.2cm" svg:y1="8.8cm" svg:x2="15.4cm" svg:y2="8.8cm">
          <text:p/>
        </draw:line>
        <draw:line draw:style-name="gr2" draw:text-style-name="P1" draw:layer="layout" svg:x1="18cm" svg:y1="9cm" svg:x2="19.2cm" svg:y2="9cm">
          <text:p/>
        </draw:line>
        <draw:line draw:style-name="gr2" draw:text-style-name="P1" draw:layer="layout" svg:x1="21cm" svg:y1="8.8cm" svg:x2="22.8cm" svg:y2="8.8cm">
          <text:p/>
        </draw:line>
        <draw:frame draw:style-name="gr4" draw:text-style-name="P2" draw:layer="layout" svg:width="2.2cm" svg:height="0.971cm" svg:x="5cm" svg:y="2.371cm">
          <draw:text-box>
            <text:p>보낸 곳</text:p>
          </draw:text-box>
        </draw:frame>
        <draw:frame draw:style-name="gr4" draw:text-style-name="P2" draw:layer="layout" svg:width="2.2cm" svg:height="0.971cm" svg:x="19.6cm" svg:y="2.4cm">
          <draw:text-box>
            <text:p>받는 곳</text:p>
          </draw:text-box>
        </draw:frame>
        <draw:frame draw:style-name="gr16" draw:text-style-name="P2" draw:layer="layout" svg:width="5.4cm" svg:height="1.691cm" svg:x="1.2cm" svg:y="13.2cm">
          <draw:text-box>
            <text:p>주황색 부분을 보낸다고 가정할 때</text:p>
          </draw:text-box>
        </draw:frame>
        <draw:frame draw:style-name="gr16" draw:text-style-name="P2" draw:layer="layout" svg:width="4.2cm" svg:height="1.691cm" svg:x="17.6cm" svg:y="13cm">
          <draw:text-box>
            <text:p>세그먼트를 버퍼에서 결합</text:p>
          </draw:text-box>
        </draw:frame>
        <draw:frame draw:style-name="gr16" draw:text-style-name="P2" draw:layer="layout" svg:width="4.8cm" svg:height="1.691cm" svg:x="22.6cm" svg:y="13cm">
          <draw:text-box>
            <text:p>수신 데이터에 <text:line-break/>결합</text:p>
          </draw:text-box>
        </draw:frame>
        <draw:line draw:style-name="gr1" draw:text-style-name="P1" draw:layer="layout" svg:x1="2.8cm" svg:y1="11.8cm" svg:x2="2.8cm" svg:y2="13.2cm">
          <text:p/>
        </draw:line>
        <draw:line draw:style-name="gr1" draw:text-style-name="P1" draw:layer="layout" svg:x1="20cm" svg:y1="10.705cm" svg:x2="19.4cm" svg:y2="13cm">
          <text:p/>
        </draw:line>
        <draw:line draw:style-name="gr1" draw:text-style-name="P1" draw:layer="layout" svg:x1="23.6cm" svg:y1="11.2cm" svg:x2="23.6cm" svg:y2="13.4cm">
          <text:p/>
        </draw:line>
        <draw:frame draw:style-name="gr4" draw:text-style-name="P2" draw:layer="layout" svg:width="4.2cm" svg:height="0.971cm" svg:x="1.2cm" svg:y="4cm">
          <draw:text-box>
            <text:p>어플리케이션</text:p>
          </draw:text-box>
        </draw:frame>
        <draw:frame draw:style-name="gr4" draw:text-style-name="P2" draw:layer="layout" svg:width="4.2cm" svg:height="0.971cm" svg:x="22.2cm" svg:y="3.829cm">
          <draw:text-box>
            <text:p>어플리케이션</text:p>
          </draw:text-box>
        </draw:frame>
        <draw:frame draw:style-name="gr4" draw:text-style-name="P2" draw:layer="layout" svg:width="4.2cm" svg:height="0.971cm" svg:x="22.2cm" svg:y="5.4cm">
          <draw:text-box>
            <text:p>큰 데이터 수신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27.svm" xlink:type="simple" xlink:show="embed" xlink:actuate="onLoad"/>
        </draw:frame>
        <draw:custom-shape draw:style-name="gr14" draw:text-style-name="P4" draw:layer="layout" svg:width="6.6cm" svg:height="5.188cm" svg:x="5.1cm" svg:y="6.01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483cm" svg:height="3.539cm" svg:x="5.582cm" svg:y="7.16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30.svm" xlink:type="simple" xlink:show="embed" xlink:actuate="onLoad"/>
        </draw:frame>
        <draw:frame draw:style-name="gr4" draw:text-style-name="P2" draw:layer="layout" svg:width="4.2cm" svg:height="0.971cm" svg:x="7.6cm" svg:y="4.8cm">
          <draw:text-box>
            <text:p>TCP</text:p>
          </draw:text-box>
        </draw:frame>
        <draw:frame draw:style-name="gr4" draw:text-style-name="P2" draw:layer="layout" svg:width="4.2cm" svg:height="0.971cm" svg:x="5.1cm" svg:y="6.012cm">
          <draw:text-box>
            <text:p>TCP 버퍼</text:p>
          </draw:text-box>
        </draw:frame>
        <draw:frame draw:style-name="gr4" draw:text-style-name="P2" draw:layer="layout" svg:width="4.2cm" svg:height="0.971cm" svg:x="8cm" svg:y="6.229cm">
          <draw:text-box>
            <text:p>세그먼트 분할</text:p>
          </draw:text-box>
        </draw:frame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32.svm" xlink:type="simple" xlink:show="embed" xlink:actuate="onLoad"/>
        </draw:frame>
        <draw:custom-shape draw:style-name="gr14" draw:text-style-name="P4" draw:layer="layout" svg:width="6.6cm" svg:height="5.188cm" svg:x="5.1cm" svg:y="6.01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483cm" svg:height="3.539cm" svg:x="5.582cm" svg:y="7.16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774cm" svg:height="1.179cm" svg:x="23.168cm" svg:y="7.90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35.svm" xlink:type="simple" xlink:show="embed" xlink:actuate="onLoad"/>
        </draw:frame>
        <draw:frame draw:style-name="gr16" draw:text-style-name="P2" draw:layer="layout" svg:width="4.2cm" svg:height="1.691cm" svg:x="1.6cm" svg:y="5.2cm">
          <draw:text-box>
            <text:p>작은 데이터 </text:p>
            <text:p>송신</text:p>
          </draw:text-box>
        </draw:frame>
        <draw:frame draw:style-name="gr4" draw:text-style-name="P2" draw:layer="layout" svg:width="4.2cm" svg:height="0.971cm" svg:x="7.6cm" svg:y="4.8cm">
          <draw:text-box>
            <text:p>TCP</text:p>
          </draw:text-box>
        </draw:frame>
        <draw:frame draw:style-name="gr4" draw:text-style-name="P2" draw:layer="layout" svg:width="4.2cm" svg:height="0.971cm" svg:x="5.1cm" svg:y="6.012cm">
          <draw:text-box>
            <text:p>TCP 버퍼</text:p>
          </draw:text-box>
        </draw:frame>
        <draw:frame draw:style-name="gr4" draw:text-style-name="P2" draw:layer="layout" svg:width="4.2cm" svg:height="0.971cm" svg:x="8cm" svg:y="6.229cm">
          <draw:text-box>
            <text:p>세그먼트 분할</text:p>
          </draw:text-box>
        </draw:fram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6cm" svg:height="5.188cm" svg:x="14.9cm" svg:y="6.01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483cm" svg:height="3.539cm" svg:x="19.282cm" svg:y="7.16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36.svm" xlink:type="simple" xlink:show="embed" xlink:actuate="onLoad"/>
        </draw:frame>
        <draw:frame draw:style-name="gr4" draw:text-style-name="P2" draw:layer="layout" svg:width="4.2cm" svg:height="0.971cm" svg:x="17.4cm" svg:y="4.8cm">
          <draw:text-box>
            <text:p>TCP</text:p>
          </draw:text-box>
        </draw:fram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6cm" svg:height="5.188cm" svg:x="14.9cm" svg:y="6.01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483cm" svg:height="3.539cm" svg:x="19.282cm" svg:y="7.16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4"/>
            </table:table-row>
            <table:table-row table:style-name="ro3">
              <table:table-cell table:style-name="ce5"/>
            </table:table-row>
          </table:table>
          <draw:image xlink:href="Pictures/TablePreview37.svm" xlink:type="simple" xlink:show="embed" xlink:actuate="onLoad"/>
        </draw:frame>
        <draw:frame draw:style-name="gr4" draw:text-style-name="P2" draw:layer="layout" svg:width="4.2cm" svg:height="0.971cm" svg:x="17.4cm" svg:y="4.8cm">
          <draw:text-box>
            <text:p>TCP</text:p>
          </draw:text-box>
        </draw:frame>
        <draw:frame draw:style-name="gr4" draw:text-style-name="P2" draw:layer="layout" svg:width="4.2cm" svg:height="0.971cm" svg:x="18.8cm" svg:y="6.012cm">
          <draw:text-box>
            <text:p>TCP 버퍼</text:p>
          </draw:text-box>
        </draw:frame>
        <draw:custom-shape draw:style-name="gr17" draw:text-style-name="P4" draw:layer="layout" svg:width="3.3cm" svg:height="6.387cm" svg:x="22.4cm" svg:y="5.2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22.4cm" svg:y="5.2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22.4cm" svg:y="5.2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22.4cm" svg:y="5.213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4.2cm" svg:height="1.691cm" svg:x="22.8cm" svg:y="5.509cm">
          <draw:text-box>
            <text:p>작은 데이터 </text:p>
            <text:p>수신</text:p>
          </draw:text-box>
        </draw:frame>
        <draw:frame draw:style-name="standard" draw:layer="layout" svg:width="1.774cm" svg:height="1.179cm" svg:x="15.882cm" svg:y="7.57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.774cm" svg:height="1.179cm" svg:x="15.886cm" svg:y="9.22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.774cm" svg:height="1.179cm" svg:x="15.882cm" svg:y="7.57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774cm" svg:height="1.179cm" svg:x="15.886cm" svg:y="9.22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74cm" svg:height="1.179cm" svg:x="15.882cm" svg:y="7.57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1.774cm" svg:height="1.179cm" svg:x="15.886cm" svg:y="9.22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.774cm" svg:height="1.179cm" svg:x="15.882cm" svg:y="7.57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.774cm" svg:height="1.179cm" svg:x="15.886cm" svg:y="9.22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5.svm" xlink:type="simple" xlink:show="embed" xlink:actuate="onLoad"/>
        </draw:frame>
        <draw:frame draw:style-name="gr4" draw:text-style-name="P2" draw:layer="layout" svg:width="4.2cm" svg:height="0.971cm" svg:x="15.082cm" svg:y="6.231cm">
          <draw:text-box>
            <text:p>세그먼트 수신</text:p>
          </draw:text-box>
        </draw:frame>
        <draw:line draw:style-name="gr2" draw:text-style-name="P1" draw:layer="layout" svg:x1="3.8cm" svg:y1="8.6cm" svg:x2="5.4cm" svg:y2="8.6cm">
          <text:p/>
        </draw:line>
        <draw:line draw:style-name="gr2" draw:text-style-name="P1" draw:layer="layout" svg:x1="7.4cm" svg:y1="8.6cm" svg:x2="8.6cm" svg:y2="8.6cm">
          <text:p/>
        </draw:line>
        <draw:line draw:style-name="gr2" draw:text-style-name="P1" draw:layer="layout" svg:x1="12.2cm" svg:y1="8.8cm" svg:x2="15.4cm" svg:y2="8.8cm">
          <text:p/>
        </draw:line>
        <draw:line draw:style-name="gr2" draw:text-style-name="P1" draw:layer="layout" svg:x1="18cm" svg:y1="9cm" svg:x2="19.2cm" svg:y2="9cm">
          <text:p/>
        </draw:line>
        <draw:line draw:style-name="gr2" draw:text-style-name="P1" draw:layer="layout" svg:x1="21cm" svg:y1="8.8cm" svg:x2="22.8cm" svg:y2="8.8cm">
          <text:p/>
        </draw:line>
        <draw:frame draw:style-name="gr4" draw:text-style-name="P2" draw:layer="layout" svg:width="2.2cm" svg:height="0.971cm" svg:x="5cm" svg:y="2.371cm">
          <draw:text-box>
            <text:p>보낸 곳</text:p>
          </draw:text-box>
        </draw:frame>
        <draw:frame draw:style-name="gr4" draw:text-style-name="P2" draw:layer="layout" svg:width="2.2cm" svg:height="0.971cm" svg:x="19.6cm" svg:y="2.4cm">
          <draw:text-box>
            <text:p>받는 곳</text:p>
          </draw:text-box>
        </draw:frame>
        <draw:frame draw:style-name="gr16" draw:text-style-name="P2" draw:layer="layout" svg:width="5.4cm" svg:height="1.691cm" svg:x="1.2cm" svg:y="13.2cm">
          <draw:text-box>
            <text:p>작은 데이터 2개를 보낸다</text:p>
          </draw:text-box>
        </draw:frame>
        <draw:frame draw:style-name="gr16" draw:text-style-name="P2" draw:layer="layout" svg:width="4.8cm" svg:height="1.691cm" svg:x="22.6cm" svg:y="13cm">
          <draw:text-box>
            <text:p>작은 데이터가 결합된 상태</text:p>
          </draw:text-box>
        </draw:frame>
        <draw:line draw:style-name="gr1" draw:text-style-name="P1" draw:layer="layout" svg:x1="2.8cm" svg:y1="11.01cm" svg:x2="2.8cm" svg:y2="13.2cm">
          <text:p/>
        </draw:line>
        <draw:line draw:style-name="gr1" draw:text-style-name="P1" draw:layer="layout" svg:x1="23.6cm" svg:y1="11.2cm" svg:x2="23.6cm" svg:y2="13.4cm">
          <text:p/>
        </draw:line>
        <draw:frame draw:style-name="standard" draw:layer="layout" svg:width="1.774cm" svg:height="1.179cm" svg:x="9cm" svg:y="7.77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774cm" svg:height="1.179cm" svg:x="9.004cm" svg:y="9.42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.774cm" svg:height="1.179cm" svg:x="9cm" svg:y="7.77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.774cm" svg:height="1.179cm" svg:x="9.004cm" svg:y="9.42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774cm" svg:height="1.179cm" svg:x="9cm" svg:y="7.77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.774cm" svg:height="1.179cm" svg:x="9.004cm" svg:y="9.42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.774cm" svg:height="1.179cm" svg:x="9cm" svg:y="7.77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774cm" svg:height="1.179cm" svg:x="9.004cm" svg:y="9.42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53.svm" xlink:type="simple" xlink:show="embed" xlink:actuate="onLoad"/>
        </draw:frame>
        <draw:frame draw:style-name="gr16" draw:text-style-name="P2" draw:layer="layout" svg:width="5.4cm" svg:height="1.691cm" svg:x="1.2cm" svg:y="13.2cm">
          <draw:text-box>
            <text:p>작은 데이터 2개를 보낸다</text:p>
          </draw:text-box>
        </draw:frame>
        <draw:line draw:style-name="gr1" draw:text-style-name="P1" draw:layer="layout" svg:x1="2.8cm" svg:y1="11.01cm" svg:x2="2.8cm" svg:y2="13.2cm">
          <text:p/>
        </draw:line>
        <draw:frame draw:style-name="gr16" draw:text-style-name="P2" draw:layer="layout" svg:width="4.4cm" svg:height="1.691cm" svg:x="7cm" svg:y="13cm">
          <draw:text-box>
            <text:p>데이터를 <text:line-break/>모아서 보냄</text:p>
          </draw:text-box>
        </draw:frame>
        <draw:line draw:style-name="gr1" draw:text-style-name="P1" draw:layer="layout" svg:x1="6.4cm" svg:y1="10.8cm" svg:x2="8.2cm" svg:y2="13.2cm">
          <text:p/>
        </draw:line>
        <draw:frame draw:style-name="gr4" draw:text-style-name="P2" draw:layer="layout" svg:width="4.2cm" svg:height="0.971cm" svg:x="1.4cm" svg:y="4cm">
          <draw:text-box>
            <text:p>어플리케이션</text:p>
          </draw:text-box>
        </draw:frame>
        <draw:frame draw:style-name="gr4" draw:text-style-name="P2" draw:layer="layout" svg:width="4.2cm" svg:height="0.971cm" svg:x="22.4cm" svg:y="4cm">
          <draw:text-box>
            <text:p>어플리케이션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57.svm" xlink:type="simple" xlink:show="embed" xlink:actuate="onLoad"/>
        </draw:frame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cm" svg:height="9cm" svg:x="0.6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1.svm" xlink:type="simple" xlink:show="embed" xlink:actuate="onLoad"/>
        </draw:frame>
        <draw:frame draw:style-name="gr16" draw:text-style-name="P2" draw:layer="layout" svg:width="4.2cm" svg:height="1.691cm" svg:x="1.4cm" svg:y="5.309cm">
          <draw:text-box>
            <text:p>작은 데이터</text:p>
            <text:p><text:s/>송신</text:p>
          </draw:text-box>
        </draw:frame>
        <draw:frame draw:style-name="gr4" draw:text-style-name="P2" draw:layer="layout" svg:width="4.2cm" svg:height="0.971cm" svg:x="7.6cm" svg:y="4.2cm">
          <draw:text-box>
            <text:p>UDP</text:p>
          </draw:text-box>
        </draw:frame>
        <draw:frame draw:style-name="gr4" draw:text-style-name="P2" draw:layer="layout" svg:width="4.2cm" svg:height="0.971cm" svg:x="7.2cm" svg:y="5.629cm">
          <draw:text-box>
            <text:p>패킷 송신</text:p>
          </draw:text-box>
        </draw:fram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2cm" svg:height="0.971cm" svg:x="17.4cm" svg:y="4.4cm">
          <draw:text-box>
            <text:p>UDP</text:p>
          </draw:text-box>
        </draw:fram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cm" svg:height="9cm" svg:x="14.4cm" svg:y="3.4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4.2cm" svg:height="1.691cm" svg:x="22.8cm" svg:y="5.309cm">
          <draw:text-box>
            <text:p>작은 데이터 </text:p>
            <text:p>수신</text:p>
          </draw:text-box>
        </draw:frame>
        <draw:line draw:style-name="gr2" draw:text-style-name="P1" draw:layer="layout" svg:x1="3.8cm" svg:y1="8.6cm" svg:x2="5.4cm" svg:y2="8.6cm">
          <text:p/>
        </draw:line>
        <draw:line draw:style-name="gr2" draw:text-style-name="P1" draw:layer="layout" svg:x1="12.2cm" svg:y1="8.8cm" svg:x2="15.4cm" svg:y2="8.8cm">
          <text:p/>
        </draw:line>
        <draw:line draw:style-name="gr2" draw:text-style-name="P1" draw:layer="layout" svg:x1="21cm" svg:y1="8.8cm" svg:x2="22.8cm" svg:y2="8.8cm">
          <text:p/>
        </draw:line>
        <draw:frame draw:style-name="gr4" draw:text-style-name="P2" draw:layer="layout" svg:width="2.2cm" svg:height="0.971cm" svg:x="5cm" svg:y="2.371cm">
          <draw:text-box>
            <text:p>보낸 곳</text:p>
          </draw:text-box>
        </draw:frame>
        <draw:frame draw:style-name="gr4" draw:text-style-name="P2" draw:layer="layout" svg:width="2.2cm" svg:height="0.971cm" svg:x="19.6cm" svg:y="2.4cm">
          <draw:text-box>
            <text:p>받는 곳</text:p>
          </draw:text-box>
        </draw:fram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5.svm" xlink:type="simple" xlink:show="embed" xlink:actuate="onLoad"/>
        </draw:fram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8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69.svm" xlink:type="simple" xlink:show="embed" xlink:actuate="onLoad"/>
        </draw:fram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3.svm" xlink:type="simple" xlink:show="embed" xlink:actuate="onLoad"/>
        </draw:fram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.2cm" svg:y="5.2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1.774cm" svg:height="1.179cm" svg:x="1.822cm" svg:y="6.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1.774cm" svg:height="1.179cm" svg:x="1.826cm" svg:y="8.4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7.svm" xlink:type="simple" xlink:show="embed" xlink:actuate="onLoad"/>
        </draw:frame>
        <draw:custom-shape draw:style-name="gr17" draw:text-style-name="P4" draw:layer="layout" svg:width="3.3cm" svg:height="6.387cm" svg:x="6.8cm" svg:y="5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6.8cm" svg:y="5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7.422cm" svg:y="6.78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774cm" svg:height="1.179cm" svg:x="7.426cm" svg:y="8.43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774cm" svg:height="1.179cm" svg:x="7.422cm" svg:y="6.78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774cm" svg:height="1.179cm" svg:x="7.426cm" svg:y="8.43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81.svm" xlink:type="simple" xlink:show="embed" xlink:actuate="onLoad"/>
        </draw:frame>
        <draw:custom-shape draw:style-name="gr17" draw:text-style-name="P4" draw:layer="layout" svg:width="3.3cm" svg:height="6.387cm" svg:x="6.8cm" svg:y="5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6.8cm" svg:y="5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7.422cm" svg:y="6.78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774cm" svg:height="1.179cm" svg:x="7.426cm" svg:y="8.43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.774cm" svg:height="1.179cm" svg:x="7.422cm" svg:y="6.78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1.774cm" svg:height="1.179cm" svg:x="7.426cm" svg:y="8.43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85.svm" xlink:type="simple" xlink:show="embed" xlink:actuate="onLoad"/>
        </draw:frame>
        <draw:custom-shape draw:style-name="gr17" draw:text-style-name="P4" draw:layer="layout" svg:width="3.3cm" svg:height="6.387cm" svg:x="22.3cm" svg:y="5.4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22.3cm" svg:y="5.4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22.922cm" svg:y="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1.774cm" svg:height="1.179cm" svg:x="22.926cm" svg:y="8.6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774cm" svg:height="1.179cm" svg:x="22.922cm" svg:y="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774cm" svg:height="1.179cm" svg:x="22.926cm" svg:y="8.6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89.svm" xlink:type="simple" xlink:show="embed" xlink:actuate="onLoad"/>
        </draw:frame>
        <draw:custom-shape draw:style-name="gr17" draw:text-style-name="P4" draw:layer="layout" svg:width="3.3cm" svg:height="6.387cm" svg:x="22.3cm" svg:y="5.4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22.3cm" svg:y="5.4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22.922cm" svg:y="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1.774cm" svg:height="1.179cm" svg:x="22.926cm" svg:y="8.6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91.svm" xlink:type="simple" xlink:show="embed" xlink:actuate="onLoad"/>
        </draw:frame>
        <draw:frame draw:style-name="standard" draw:layer="layout" svg:width="1.774cm" svg:height="1.179cm" svg:x="22.922cm" svg:y="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92.svm" xlink:type="simple" xlink:show="embed" xlink:actuate="onLoad"/>
        </draw:frame>
        <draw:frame draw:style-name="standard" draw:layer="layout" svg:width="1.774cm" svg:height="1.179cm" svg:x="22.926cm" svg:y="8.6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93.svm" xlink:type="simple" xlink:show="embed" xlink:actuate="onLoad"/>
        </draw:frame>
        <draw:custom-shape draw:style-name="gr17" draw:text-style-name="P4" draw:layer="layout" svg:width="3.3cm" svg:height="6.387cm" svg:x="16.3cm" svg:y="5.4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6.3cm" svg:y="5.4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16.922cm" svg:y="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94.svm" xlink:type="simple" xlink:show="embed" xlink:actuate="onLoad"/>
        </draw:frame>
        <draw:frame draw:style-name="standard" draw:layer="layout" svg:width="1.774cm" svg:height="1.179cm" svg:x="16.926cm" svg:y="8.6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1.774cm" svg:height="1.179cm" svg:x="16.922cm" svg:y="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96.svm" xlink:type="simple" xlink:show="embed" xlink:actuate="onLoad"/>
        </draw:frame>
        <draw:frame draw:style-name="standard" draw:layer="layout" svg:width="1.774cm" svg:height="1.179cm" svg:x="16.926cm" svg:y="8.6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97.svm" xlink:type="simple" xlink:show="embed" xlink:actuate="onLoad"/>
        </draw:frame>
        <draw:custom-shape draw:style-name="gr17" draw:text-style-name="P4" draw:layer="layout" svg:width="3.3cm" svg:height="6.387cm" svg:x="16.3cm" svg:y="5.4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6.387cm" svg:x="16.3cm" svg:y="5.41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774cm" svg:height="1.179cm" svg:x="16.922cm" svg:y="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98.svm" xlink:type="simple" xlink:show="embed" xlink:actuate="onLoad"/>
        </draw:frame>
        <draw:frame draw:style-name="standard" draw:layer="layout" svg:width="1.774cm" svg:height="1.179cm" svg:x="16.926cm" svg:y="8.6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99.svm" xlink:type="simple" xlink:show="embed" xlink:actuate="onLoad"/>
        </draw:frame>
        <draw:frame draw:style-name="standard" draw:layer="layout" svg:width="1.774cm" svg:height="1.179cm" svg:x="16.922cm" svg:y="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100.svm" xlink:type="simple" xlink:show="embed" xlink:actuate="onLoad"/>
        </draw:frame>
        <draw:frame draw:style-name="standard" draw:layer="layout" svg:width="1.774cm" svg:height="1.179cm" svg:x="16.926cm" svg:y="8.64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</table:table>
          <draw:image xlink:href="Pictures/TablePreview101.svm" xlink:type="simple" xlink:show="embed" xlink:actuate="onLoad"/>
        </draw:frame>
        <draw:frame draw:style-name="gr4" draw:text-style-name="P2" draw:layer="layout" svg:width="4.2cm" svg:height="0.971cm" svg:x="16.6cm" svg:y="5.629cm">
          <draw:text-box>
            <text:p>패킷 송신</text:p>
          </draw:text-box>
        </draw:frame>
        <draw:frame draw:style-name="gr4" draw:text-style-name="P2" draw:layer="layout" svg:width="4.2cm" svg:height="0.971cm" svg:x="1.2cm" svg:y="4.2cm">
          <draw:text-box>
            <text:p>어플리케이션</text:p>
          </draw:text-box>
        </draw:frame>
        <draw:frame draw:style-name="gr4" draw:text-style-name="P2" draw:layer="layout" svg:width="4.2cm" svg:height="0.971cm" svg:x="22.3cm" svg:y="4.338cm">
          <draw:text-box>
            <text:p>어플리케이션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custom-shape draw:style-name="gr18" draw:text-style-name="P4" draw:layer="layout" svg:width="16.4cm" svg:height="5cm" svg:x="2.4cm" svg:y="5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4.8cm" svg:height="7.2cm" svg:x="10.2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8cm" svg:height="0.971cm" svg:x="2.8cm" svg:y="4.429cm">
          <draw:text-box>
            <text:p><text:span text:style-name="T1">통신 스레드</text:span></text:p>
          </draw:text-box>
        </draw:frame>
        <draw:frame draw:style-name="gr4" draw:text-style-name="P5" draw:layer="layout" svg:width="5.6cm" svg:height="0.971cm" svg:x="10.8cm" svg:y="3cm">
          <draw:text-box>
            <text:p><text:span text:style-name="T1">메인 스레드</text:span></text:p>
          </draw:text-box>
        </draw:frame>
        <draw:frame draw:style-name="gr4" draw:text-style-name="P2" draw:layer="layout" svg:width="3.4cm" svg:height="0.971cm" svg:x="4.8cm" svg:y="6cm">
          <draw:text-box>
            <text:p>수신 버퍼</text:p>
          </draw:text-box>
        </draw:frame>
        <draw:frame draw:style-name="standard" draw:layer="layout" svg:width="4.093cm" svg:height="1.998cm" svg:x="4.131cm" svg:y="7.135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5">
              <table:table-cell table:style-name="ce6">
                <text:p text:style-name="P6"><text:span text:style-name="T2">데이터 </text:span><text:span text:style-name="T2">4</text:span></text:p>
              </table:table-cell>
              <table:table-cell table:style-name="ce7">
                <text:p text:style-name="P6"><text:span text:style-name="T2">데이터 </text:span><text:span text:style-name="T2">3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draw:layer="layout" svg:width="6.203cm" svg:height="1.998cm" svg:x="12.003cm" svg:y="6.99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5" table:default-cell-style-name="ce6">
              <table:table-cell>
                <text:p text:style-name="P6"><text:span text:style-name="T2">데이터 </text:span><text:span text:style-name="T2">3</text:span></text:p>
              </table:table-cell>
              <table:table-cell>
                <text:p text:style-name="P6"><text:span text:style-name="T2">데이터 </text:span><text:span text:style-name="T2">2</text:span></text:p>
              </table:table-cell>
              <table:table-cell table:style-name="ce7">
                <text:p text:style-name="P6"><text:span text:style-name="T2">데이터 </text:span><text:span text:style-name="T2">1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draw:layer="layout" svg:width="2.237cm" svg:height="1.998cm" svg:x="21.8cm" svg:y="6.90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6">
                <text:p text:style-name="P6"><text:span text:style-name="T2">데이터 </text:span><text:span text:style-name="T2">1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gr4" draw:text-style-name="P2" draw:layer="layout" svg:width="4.6cm" svg:height="0.971cm" svg:x="14cm" svg:y="5.829cm">
          <draw:text-box>
            <text:p>큐</text:p>
          </draw:text-box>
        </draw:frame>
        <draw:custom-shape draw:style-name="gr20" draw:text-style-name="P4" draw:layer="layout" svg:width="5.8cm" svg:height="2.8cm" svg:x="3.2cm" svg:y="6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7.8cm" svg:height="2.6cm" svg:x="10.6cm" svg:y="6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24cm" svg:y1="8.2cm" svg:x2="12.003cm" svg:y2="8.2cm">
          <text:p/>
        </draw:line>
        <draw:line draw:style-name="gr2" draw:text-style-name="P1" draw:layer="layout" svg:x1="18.4cm" svg:y1="8cm" svg:x2="21.6cm" svg:y2="8cm">
          <text:p/>
        </draw:line>
        <draw:line draw:style-name="gr2" draw:text-style-name="P1" draw:layer="layout" svg:x1="0.4cm" svg:y1="8.2cm" svg:x2="3.8cm" svg:y2="8.2cm">
          <text:p/>
        </draw:line>
        <draw:frame draw:style-name="gr16" draw:text-style-name="P2" draw:layer="layout" svg:width="3.2cm" svg:height="1.691cm" svg:x="0.6cm" svg:y="8.509cm">
          <draw:text-box>
            <text:p>데이터 <text:line-break/>수신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office:forms form:automatic-focus="false" form:apply-design-mode="false"/>
        <draw:custom-shape draw:style-name="gr22" draw:text-style-name="P4" draw:layer="layout" svg:width="24.8cm" svg:height="5.8cm" svg:x="1.8cm" svg:y="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906cm" svg:height="4.442cm" svg:x="10.344cm" svg:y="2.67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8">
                <text:p>통신 스레드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draw:layer="layout" svg:width="3.448cm" svg:height="1.179cm" svg:x="2.951cm" svg:y="4.132cm">
          <table:table table:template-name="default" table:use-first-row-styles="true" table:use-banding-rows-styles="true">
            <table:table-column table:style-name="co8"/>
            <table:table-row table:style-name="ro3">
              <table:table-cell table:style-name="gray3">
                <text:p>패킷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draw:layer="layout" svg:width="7.611cm" svg:height="1.557cm" svg:x="17.8cm" svg:y="4.04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row table:style-name="ro7" table:default-cell-style-name="gray3">
              <table:table-cell/>
              <table:table-cell table:style-name="ce8">
                <text:p>패킷</text:p>
              </table:table-cell>
              <table:table-cell/>
              <table:table-cell/>
            </table:table-row>
          </table:table>
          <draw:image xlink:href="Pictures/TablePreview107.svm" xlink:type="simple" xlink:show="embed" xlink:actuate="onLoad"/>
        </draw:frame>
        <draw:custom-shape draw:style-name="gr23" draw:text-style-name="P4" draw:layer="layout" svg:width="9cm" svg:height="3.6cm" svg:x="17.2cm" svg:y="2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cm" svg:y1="4.8cm" svg:x2="9.6cm" svg:y2="4.8cm">
          <text:p/>
        </draw:line>
        <draw:line draw:style-name="gr2" draw:text-style-name="P1" draw:layer="layout" svg:x1="15.6cm" svg:y1="5cm" svg:x2="17.2cm" svg:y2="5cm">
          <text:p/>
        </draw:line>
        <draw:frame draw:style-name="gr4" draw:text-style-name="P2" draw:layer="layout" svg:width="3.144cm" svg:height="0.971cm" svg:x="6.6cm" svg:y="3.829cm">
          <draw:text-box>
            <text:p>패킷 수신</text:p>
          </draw:text-box>
        </draw:frame>
        <draw:frame draw:style-name="gr4" draw:text-style-name="P2" draw:layer="layout" svg:width="4.6cm" svg:height="0.971cm" svg:x="15.4cm" svg:y="4cm">
          <draw:text-box>
            <text:p>추가</text:p>
          </draw:text-box>
        </draw:frame>
        <draw:frame draw:style-name="gr4" draw:text-style-name="P2" draw:layer="layout" svg:width="8.6cm" svg:height="0.971cm" svg:x="9.6cm" svg:y="1cm">
          <draw:text-box>
            <text:p>통신 스레드에서 추가 시 </text:p>
          </draw:text-box>
        </draw:frame>
        <draw:frame draw:style-name="gr4" draw:text-style-name="P2" draw:layer="layout" svg:width="5.4cm" svg:height="0.971cm" svg:x="19.6cm" svg:y="2.829cm">
          <draw:text-box>
            <text:p>MemoryStream</text:p>
          </draw:text-box>
        </draw:frame>
        <draw:frame draw:style-name="gr24" draw:text-style-name="P8" draw:layer="layout" svg:width="5.8cm" svg:height="0.759cm" svg:x="21.8cm" svg:y="5.641cm">
          <draw:text-box>
            <text:p><text:span text:style-name="T3">2</text:span><text:span text:style-name="T3">개째 <text:s text:c="11"/></text:span><text:span text:style-name="T3">1</text:span><text:span text:style-name="T3">개째</text:span></text:p>
          </draw:text-box>
        </draw:frame>
        <draw:line draw:style-name="gr2" draw:text-style-name="P1" draw:layer="layout" svg:x1="20.8cm" svg:y1="7.841cm" svg:x2="20.8cm" svg:y2="5.2cm">
          <text:p/>
        </draw:line>
        <draw:frame draw:style-name="gr24" draw:text-style-name="P8" draw:layer="layout" svg:width="5.8cm" svg:height="0.759cm" svg:x="19.8cm" svg:y="7.841cm">
          <draw:text-box>
            <text:p><text:span text:style-name="T3">맨 끝에 추가</text:span></text:p>
          </draw:text-box>
        </draw:frame>
        <draw:custom-shape draw:style-name="gr22" draw:text-style-name="P4" draw:layer="layout" svg:width="24.8cm" svg:height="5.8cm" svg:x="1.8cm" svg:y="9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906cm" svg:height="4.442cm" svg:x="20.992cm" svg:y="9.925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8">
                <text:p>메인 스레드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draw:layer="layout" svg:width="7.611cm" svg:height="1.557cm" svg:x="10cm" svg:y="11.24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row table:style-name="ro7" table:default-cell-style-name="gray3">
              <table:table-cell/>
              <table:table-cell table:style-name="ce8"/>
              <table:table-cell/>
              <table:table-cell/>
            </table:table-row>
          </table:table>
          <draw:image xlink:href="Pictures/TablePreview109.svm" xlink:type="simple" xlink:show="embed" xlink:actuate="onLoad"/>
        </draw:frame>
        <draw:custom-shape draw:style-name="gr23" draw:text-style-name="P4" draw:layer="layout" svg:width="9cm" svg:height="3.6cm" svg:x="9.4cm" svg:y="1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6cm" svg:height="0.971cm" svg:x="9.6cm" svg:y="8.2cm">
          <draw:text-box>
            <text:p>메인 스레드에서 사용 시</text:p>
          </draw:text-box>
        </draw:frame>
        <draw:frame draw:style-name="gr4" draw:text-style-name="P2" draw:layer="layout" svg:width="5.4cm" svg:height="0.971cm" svg:x="11.8cm" svg:y="10.029cm">
          <draw:text-box>
            <text:p>MemoryStream</text:p>
          </draw:text-box>
        </draw:frame>
        <draw:frame draw:style-name="gr24" draw:text-style-name="P8" draw:layer="layout" svg:width="5.8cm" svg:height="0.759cm" svg:x="12.2cm" svg:y="12.799cm">
          <draw:text-box>
            <text:p><text:span text:style-name="T3">3</text:span><text:span text:style-name="T3">개째 <text:s text:c="11"/></text:span><text:span text:style-name="T3">2</text:span><text:span text:style-name="T3">개째 <text:s text:c="10"/></text:span><text:span text:style-name="T3">1</text:span><text:span text:style-name="T3">개째</text:span></text:p>
          </draw:text-box>
        </draw:frame>
        <draw:frame draw:style-name="standard" draw:layer="layout" svg:width="4.906cm" svg:height="4.442cm" svg:x="2.894cm" svg:y="9.92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8">
                <text:p>통신 스레드</text:p>
              </table:table-cell>
            </table:table-row>
          </table:table>
          <draw:image xlink:href="Pictures/TablePreview110.svm" xlink:type="simple" xlink:show="embed" xlink:actuate="onLoad"/>
        </draw:frame>
        <draw:line draw:style-name="gr2" draw:text-style-name="P1" draw:layer="layout" svg:x1="18cm" svg:y1="12.2cm" svg:x2="20.992cm" svg:y2="12.2cm">
          <text:p/>
        </draw:line>
        <draw:frame draw:style-name="gr4" draw:text-style-name="P2" draw:layer="layout" svg:width="1.8cm" svg:height="0.971cm" svg:x="18.6cm" svg:y="11.2cm">
          <draw:text-box>
            <text:p>추출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office:forms form:automatic-focus="false" form:apply-design-mode="false"/>
        <draw:custom-shape draw:style-name="gr25" draw:text-style-name="P4" xml:id="id2" draw:id="id2" draw:layer="layout" svg:width="4cm" svg:height="1cm" svg:x="6.2cm" svg:y="3.2cm">
          <text:p text:style-name="P4">채팅 시작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xml:id="id1" draw:id="id1" draw:layer="layout" svg:width="4cm" svg:height="1cm" svg:x="6.2cm" svg:y="8.183cm">
          <text:p text:style-name="P4">채팅 종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4cm" svg:height="1cm" svg:x="6.2cm" svg:y="4.8cm">
          <text:p text:style-name="P4">접속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cm" svg:height="1cm" svg:x="6.2cm" svg:y="6.6cm">
          <text:p text:style-name="P4">채팅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cm" svg:y1="4.2cm" svg:x2="8.2cm" svg:y2="4.8cm">
          <text:p/>
        </draw:line>
        <draw:line draw:style-name="gr2" draw:text-style-name="P1" draw:layer="layout" svg:x1="8.2cm" svg:y1="5.8cm" svg:x2="8.2cm" svg:y2="6.6cm">
          <text:p/>
        </draw:line>
        <draw:line draw:style-name="gr2" draw:text-style-name="P1" draw:layer="layout" svg:x1="8.2cm" svg:y1="7.6cm" svg:x2="8.2cm" svg:y2="8.183cm">
          <text:p/>
        </draw:line>
        <draw:connector draw:style-name="gr2" draw:text-style-name="P1" draw:layer="layout" draw:line-skew="0.498cm" svg:x1="10.2cm" svg:y1="8.683cm" svg:x2="10.2cm" svg:y2="3.7cm" draw:start-shape="id1" draw:start-glue-point="1" draw:end-shape="id2" draw:end-glue-point="1" svg:d="M10200 8683h1000v-4983h-1000" svg:viewBox="0 0 1001 4984">
          <text:p/>
        </draw:connector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office:forms form:automatic-focus="false" form:apply-design-mode="false"/>
        <draw:custom-shape draw:style-name="gr25" draw:text-style-name="P4" draw:layer="layout" svg:width="4cm" svg:height="1cm" svg:x="6.2cm" svg:y="2.6cm">
          <text:p text:style-name="P4">시작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4cm" svg:height="1cm" svg:x="6.2cm" svg:y="13cm">
          <text:p text:style-name="P4">종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4cm" svg:height="1cm" svg:x="6.2cm" svg:y="4.2cm">
          <text:p text:style-name="P4">대기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cm" svg:height="1cm" svg:x="6.2cm" svg:y="6.6cm">
          <text:p text:style-name="P4">수신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cm" svg:y1="3.6cm" svg:x2="8.2cm" svg:y2="4.2cm">
          <text:p/>
        </draw:line>
        <draw:line draw:style-name="gr2" draw:text-style-name="P1" draw:layer="layout" svg:x1="8.2cm" svg:y1="5.2cm" svg:x2="8.2cm" svg:y2="6.6cm">
          <text:p/>
        </draw:line>
        <draw:line draw:style-name="gr2" draw:text-style-name="P1" draw:layer="layout" svg:x1="8.2cm" svg:y1="7.6cm" svg:x2="8.2cm" svg:y2="8.183cm">
          <text:p/>
        </draw:line>
        <draw:frame draw:style-name="gr27" draw:text-style-name="P2" draw:layer="layout" svg:width="3.4cm" svg:height="0.971cm" svg:x="7.4cm" svg:y="1.4cm">
          <draw:text-box>
            <text:p>서버</text:p>
          </draw:text-box>
        </draw:frame>
        <draw:custom-shape draw:style-name="gr26" draw:text-style-name="P4" draw:layer="layout" svg:width="4cm" svg:height="1cm" svg:x="6.2cm" svg:y="8.2cm">
          <text:p text:style-name="P4">송신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cm" svg:height="1cm" svg:x="6.2cm" svg:y="11.4cm">
          <text:p text:style-name="P4">접속 종료</text:p>
          <draw:enhanced-geometry svg:viewBox="0 0 21600 21600" draw:type="rectangle" draw:enhanced-path="M 0 0 L 21600 0 21600 21600 0 21600 0 0 Z N"/>
        </draw:custom-shape>
        <draw:custom-shape draw:style-name="gr28" draw:text-style-name="P4" xml:id="id3" draw:id="id3" draw:layer="layout" svg:width="4cm" svg:height="1.2cm" svg:x="6.2cm" svg:y="9.6cm">
          <text:p text:style-name="P4">나가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8.2cm" svg:y1="9.2cm" svg:x2="8.2cm" svg:y2="9.6cm">
          <text:p/>
        </draw:line>
        <draw:line draw:style-name="gr2" draw:text-style-name="P1" draw:layer="layout" svg:x1="8.2cm" svg:y1="10.8cm" svg:x2="8.2cm" svg:y2="11.4cm">
          <text:p/>
        </draw:line>
        <draw:line draw:style-name="gr2" draw:text-style-name="P1" draw:layer="layout" svg:x1="8.2cm" svg:y1="12.4cm" svg:x2="8.2cm" svg:y2="13cm">
          <text:p/>
        </draw:line>
        <draw:custom-shape draw:style-name="gr25" draw:text-style-name="P4" draw:layer="layout" svg:width="4cm" svg:height="1cm" svg:x="13.6cm" svg:y="2.4cm">
          <text:p text:style-name="P4">시작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4cm" svg:height="1cm" svg:x="13.6cm" svg:y="12.8cm">
          <text:p text:style-name="P4">종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4cm" svg:height="1cm" svg:x="13.6cm" svg:y="4cm">
          <text:p text:style-name="P4">서버에 접속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cm" svg:height="1cm" svg:x="13.6cm" svg:y="6.4cm">
          <text:p text:style-name="P4">송신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6cm" svg:y1="3.4cm" svg:x2="15.6cm" svg:y2="4cm">
          <text:p/>
        </draw:line>
        <draw:line draw:style-name="gr2" draw:text-style-name="P1" draw:layer="layout" svg:x1="15.6cm" svg:y1="5cm" svg:x2="15.6cm" svg:y2="6.4cm">
          <text:p/>
        </draw:line>
        <draw:line draw:style-name="gr2" draw:text-style-name="P1" draw:layer="layout" svg:x1="15.6cm" svg:y1="7.4cm" svg:x2="15.6cm" svg:y2="7.983cm">
          <text:p/>
        </draw:line>
        <draw:frame draw:style-name="gr27" draw:text-style-name="P2" draw:layer="layout" svg:width="3.4cm" svg:height="0.971cm" svg:x="14.2cm" svg:y="1.2cm">
          <draw:text-box>
            <text:p>클라이언트</text:p>
          </draw:text-box>
        </draw:frame>
        <draw:custom-shape draw:style-name="gr26" draw:text-style-name="P4" draw:layer="layout" svg:width="4cm" svg:height="1cm" svg:x="13.6cm" svg:y="8cm">
          <text:p text:style-name="P4">수신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cm" svg:height="1cm" svg:x="13.6cm" svg:y="11.2cm">
          <text:p text:style-name="P4">접속 종료</text:p>
          <draw:enhanced-geometry svg:viewBox="0 0 21600 21600" draw:type="rectangle" draw:enhanced-path="M 0 0 L 21600 0 21600 21600 0 21600 0 0 Z N"/>
        </draw:custom-shape>
        <draw:custom-shape draw:style-name="gr28" draw:text-style-name="P4" xml:id="id4" draw:id="id4" draw:layer="layout" svg:width="4cm" svg:height="1.2cm" svg:x="13.6cm" svg:y="9.4cm">
          <text:p text:style-name="P4">나가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5.6cm" svg:y1="9cm" svg:x2="15.6cm" svg:y2="9.4cm">
          <text:p/>
        </draw:line>
        <draw:line draw:style-name="gr2" draw:text-style-name="P1" draw:layer="layout" svg:x1="15.6cm" svg:y1="10.6cm" svg:x2="15.6cm" svg:y2="11.2cm">
          <text:p/>
        </draw:line>
        <draw:line draw:style-name="gr2" draw:text-style-name="P1" draw:layer="layout" svg:x1="15.6cm" svg:y1="12.2cm" svg:x2="15.6cm" svg:y2="12.8cm">
          <text:p/>
        </draw:line>
        <draw:line draw:style-name="gr2" draw:text-style-name="P1" draw:layer="layout" svg:x1="13.6cm" svg:y1="7cm" svg:x2="10.2cm" svg:y2="7cm">
          <text:p/>
        </draw:line>
        <draw:line draw:style-name="gr2" draw:text-style-name="P1" draw:layer="layout" svg:x1="10.2cm" svg:y1="8.6cm" svg:x2="13.6cm" svg:y2="8.6cm">
          <text:p/>
        </draw:line>
        <draw:connector draw:style-name="gr2" draw:text-style-name="P1" draw:layer="layout" draw:line-skew="-0.899cm" svg:x1="6.2cm" svg:y1="10.2cm" svg:x2="7.973cm" svg:y2="5.993cm" draw:start-shape="id3" draw:start-glue-point="5" svg:d="M6200 10200h-1400v-4207h3173" svg:viewBox="0 0 3174 4208">
          <text:p/>
        </draw:connector>
        <draw:connector draw:style-name="gr2" draw:text-style-name="P1" draw:layer="layout" draw:line-skew="0.898cm" svg:x1="17.6cm" svg:y1="10cm" svg:x2="15.788cm" svg:y2="5.87cm" draw:start-shape="id4" draw:start-glue-point="7" svg:d="M17600 10000h1400v-4130h-3212" svg:viewBox="0 0 3213 4131">
          <text:p/>
        </draw:connector>
        <draw:frame draw:style-name="gr27" draw:text-style-name="P2" draw:layer="layout" svg:width="2.8cm" svg:height="0.971cm" svg:x="17.8cm" svg:y="9.029cm">
          <draw:text-box>
            <text:p>No</text:p>
          </draw:text-box>
        </draw:frame>
        <draw:frame draw:style-name="gr27" draw:text-style-name="P2" draw:layer="layout" svg:width="2.8cm" svg:height="0.971cm" svg:x="4.8cm" svg:y="9.229cm">
          <draw:text-box>
            <text:p>No</text:p>
          </draw:text-box>
        </draw:frame>
        <draw:custom-shape draw:style-name="gr29" draw:text-style-name="P4" draw:layer="layout" svg:width="16.6cm" svg:height="5.6cm" svg:x="2.8cm" svg:y="5.4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3.4cm" svg:height="0.971cm" svg:x="3cm" svg:y="5.6cm">
          <draw:text-box>
            <text:p>채팅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" fo:font-size="24pt" fo:language="en" fo:country="US" style:font-name-asian="Noto Sans CJK JP1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fo:font-size="14pt" fo:text-shadow="none" style:text-underline-style="none" style:letter-kerning="true" fo:background-color="transparent" style:font-size-asian="14p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oto Sans CJK JP" fo:font-family="'Noto Sans CJK JP'" style:font-family-generic="roman" style:font-pitch="variable" fo:font-size="18pt" style:letter-kerning="true" style:font-name-asian="Noto Sans CJK JP1" style:font-family-asian="'Noto Sans CJK J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9T00:37:06.805698482</meta:creation-date>
    <dc:date>2022-05-01T22:43:31.168350914</dc:date>
    <meta:editing-duration>PT18H52M3S</meta:editing-duration>
    <meta:editing-cycles>10</meta:editing-cycles>
    <meta:generator>LibreOffice/6.0.7.3$Linux_X86_64 LibreOffice_project/00m0$Build-3</meta:generator>
    <meta:document-statistic meta:object-count="428"/>
  </office:meta>
</office:document-meta>
</file>